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78cm" fo:min-width="1.594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229cm" draw:fill="none"/>
    </style:style>
    <style:style style:name="gr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1.827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1.814cm" fo:padding-top="0.137cm" fo:padding-bottom="0.137cm" fo:padding-left="0.262cm" fo:padding-right="0.262cm"/>
      <style:paragraph-properties style:writing-mode="lr-tb"/>
    </style:style>
    <style:style style:name="gr6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145cm" svg:height="0.887cm" svg:x="10.241cm" svg:y="5.206cm">
          <draw:text-box>
            <text:p text:style-name="P1"><text:span text:style-name="T1">zkevm.constTree</text:span></text:p>
          </draw:text-box>
        </draw:frame>
        <draw:custom-shape draw:style-name="gr2" draw:text-style-name="P3" draw:layer="layout" svg:width="2.32cm" svg:height="4.254cm" svg:x="13.651cm" svg:y="3.366cm">
          <text:p text:style-name="P3"><text:span text:style-name="T2">stark</text:span></text:p>
          <text:p text:style-name="P3"><text:span text:style-name="T2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2.993cm" svg:y1="5.693cm" svg:x2="13.684cm" svg:y2="5.693cm">
          <text:p/>
        </draw:line>
        <draw:line draw:style-name="gr3" draw:text-style-name="P4" draw:layer="layout" svg:x1="16.046cm" svg:y1="4.617cm" svg:x2="16.56cm" svg:y2="4.626cm">
          <text:p/>
        </draw:line>
        <draw:frame draw:style-name="gr1" draw:text-style-name="P2" draw:layer="layout" svg:width="2.139cm" svg:height="0.887cm" svg:x="10.735cm" svg:y="4.388cm">
          <draw:text-box>
            <text:p text:style-name="P1"><text:span text:style-name="T1">zkevm.const</text:span></text:p>
          </draw:text-box>
        </draw:frame>
        <draw:line draw:style-name="gr3" draw:text-style-name="P4" draw:layer="layout" svg:x1="12.994cm" svg:y1="4.886cm" svg:x2="13.685cm" svg:y2="4.886cm">
          <text:p/>
        </draw:line>
        <draw:custom-shape draw:style-name="gr4" draw:text-style-name="P5" draw:layer="layout" svg:width="2.351cm" svg:height="0.534cm" svg:x="10.623cm" svg:y="3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444cm" svg:height="0.887cm" svg:x="10.059cm" svg:y="3.56cm">
          <draw:text-box>
            <text:p text:style-name="P1"><text:span text:style-name="T1">zkevm.commit</text:span></text:p>
          </draw:text-box>
        </draw:frame>
        <draw:line draw:style-name="gr3" draw:text-style-name="P4" draw:layer="layout" svg:x1="12.994cm" svg:y1="3.935cm" svg:x2="13.685cm" svg:y2="3.935cm">
          <text:p/>
        </draw:line>
        <draw:frame draw:style-name="gr1" draw:text-style-name="P2" draw:layer="layout" svg:width="2.192cm" svg:height="0.887cm" svg:x="10.71cm" svg:y="5.885cm">
          <draw:text-box>
            <text:p text:style-name="P1"><text:span text:style-name="T1">zkevm.pil</text:span></text:p>
          </draw:text-box>
        </draw:frame>
        <draw:line draw:style-name="gr3" draw:text-style-name="P4" draw:layer="layout" svg:x1="12.993cm" svg:y1="6.344cm" svg:x2="13.684cm" svg:y2="6.344cm">
          <text:p/>
        </draw:line>
        <draw:frame draw:style-name="gr1" draw:text-style-name="P2" draw:layer="layout" svg:width="2.54cm" svg:height="0.887cm" svg:x="10.576cm" svg:y="6.651cm">
          <draw:text-box>
            <text:p text:style-name="P1"><text:span text:style-name="T1">zkevm.starkinfo</text:span></text:p>
          </draw:text-box>
        </draw:frame>
        <draw:line draw:style-name="gr3" draw:text-style-name="P4" draw:layer="layout" svg:x1="12.994cm" svg:y1="7.094cm" svg:x2="13.685cm" svg:y2="7.094cm">
          <text:p/>
        </draw:line>
        <draw:frame draw:style-name="gr1" draw:text-style-name="P2" draw:layer="layout" svg:width="2.192cm" svg:height="0.887cm" svg:x="16.716cm" svg:y="4.148cm">
          <draw:text-box>
            <text:p text:style-name="P1"><text:span text:style-name="T1">zkevm.proof</text:span></text:p>
          </draw:text-box>
        </draw:frame>
        <draw:frame draw:style-name="gr1" draw:text-style-name="P2" draw:layer="layout" svg:width="2.192cm" svg:height="0.887cm" svg:x="16.816cm" svg:y="5.071cm">
          <draw:text-box>
            <text:p text:style-name="P1"><text:span text:style-name="T1">zkevm.public</text:span></text:p>
          </draw:text-box>
        </draw:frame>
        <draw:frame draw:style-name="gr1" draw:text-style-name="P2" draw:layer="layout" svg:width="2.969cm" svg:height="0.887cm" svg:x="16.355cm" svg:y="5.925cm">
          <draw:text-box>
            <text:p text:style-name="P1"><text:span text:style-name="T1">zkevm.zkin.proof</text:span></text:p>
          </draw:text-box>
        </draw:frame>
        <draw:custom-shape draw:style-name="gr5" draw:text-style-name="P5" draw:layer="layout" svg:width="2.338cm" svg:height="0.534cm" svg:x="10.636cm" svg:y="4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338cm" svg:height="0.534cm" svg:x="10.636cm" svg:y="5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338cm" svg:height="0.534cm" svg:x="10.636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338cm" svg:height="0.534cm" svg:x="10.636cm" svg:y="6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338cm" svg:height="0.534cm" svg:x="16.662cm" svg:y="4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6.046cm" svg:y1="5.518cm" svg:x2="16.56cm" svg:y2="5.527cm">
          <text:p/>
        </draw:line>
        <draw:custom-shape draw:style-name="gr5" draw:text-style-name="P5" draw:layer="layout" svg:width="2.338cm" svg:height="0.534cm" svg:x="16.662cm" svg:y="5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6.046cm" svg:y1="6.418cm" svg:x2="16.56cm" svg:y2="6.427cm">
          <text:p/>
        </draw:line>
        <draw:custom-shape draw:style-name="gr5" draw:text-style-name="P5" draw:layer="layout" svg:width="2.338cm" svg:height="0.534cm" svg:x="16.662cm" svg:y="6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32cm" svg:height="4.254cm" svg:x="7.745cm" svg:y="3.367cm">
          <text:p text:style-name="P3"><text:span text:style-name="T2">zkEVM 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04cm" svg:y1="4.018cm" svg:x2="10.554cm" svg:y2="4.027cm">
          <text:p/>
        </draw:line>
        <draw:frame draw:style-name="gr6" draw:text-style-name="P2" draw:layer="layout" svg:width="2.192cm" svg:height="0.569cm" svg:x="4.816cm" svg:y="4.278cm">
          <draw:text-box>
            <text:p text:style-name="P1"><text:span text:style-name="T1">zkevm.inputs</text:span></text:p>
          </draw:text-box>
        </draw:frame>
        <draw:line draw:style-name="gr3" draw:text-style-name="P4" draw:layer="layout" svg:x1="7.172cm" svg:y1="4.625cm" svg:x2="7.686cm" svg:y2="4.634cm">
          <text:p/>
        </draw:line>
        <draw:custom-shape draw:style-name="gr5" draw:text-style-name="P5" draw:layer="layout" svg:width="2.338cm" svg:height="0.534cm" svg:x="4.762cm" svg:y="4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192cm" svg:height="0.887cm" svg:x="4.881cm" svg:y="5.067cm">
          <draw:text-box>
            <text:p text:style-name="P1"><text:span text:style-name="T1">zkevm.pil</text:span></text:p>
          </draw:text-box>
        </draw:frame>
        <draw:custom-shape draw:style-name="gr5" draw:text-style-name="P5" draw:layer="layout" svg:width="2.338cm" svg:height="0.534cm" svg:x="4.807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166cm" svg:y1="5.526cm" svg:x2="7.68cm" svg:y2="5.535cm">
          <text:p/>
        </draw:line>
        <draw:frame draw:style-name="gr1" draw:text-style-name="P2" draw:layer="layout" svg:width="2.192cm" svg:height="0.887cm" svg:x="4.875cm" svg:y="5.968cm">
          <draw:text-box>
            <text:p text:style-name="P1"><text:span text:style-name="T1">rom.json</text:span></text:p>
          </draw:text-box>
        </draw:frame>
        <draw:custom-shape draw:style-name="gr5" draw:text-style-name="P5" draw:layer="layout" svg:width="2.338cm" svg:height="0.534cm" svg:x="4.801cm" svg:y="6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16cm" svg:y1="6.427cm" svg:x2="7.674cm" svg:y2="6.436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17M49S</meta:editing-duration>
    <meta:editing-cycles>40</meta:editing-cycles>
    <meta:generator>LibreOffice/7.3.7.2$Linux_X86_64 LibreOffice_project/30$Build-2</meta:generator>
    <dc:date>2023-01-10T03:28:11.785227844</dc:date>
    <meta:document-statistic meta:object-count="59"/>
  </office:meta>
</office:document-meta>
</file>